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8.022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新細明體" style:font-name-complex="Tahoma"/>
    </style:style>
    <style:style style:name="T2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Caramelldansen Live Wallpaper</text:p>
          </table:table-cell>
          <table:table-cell table:style-name="ce5" office:value-type="string">
            <text:p>焦糖舞即時桌布</text:p>
          </table:table-cell>
          <table:table-cell table:style-name="ce5" office:value-type="string">
            <text:p>焦糖舞当前壁纸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3" office:value-type="string">
            <text:p><text:span text:style-name="T1">Caramelldansen</text:span></text:p>
          </table:table-cell>
          <table:table-cell table:style-name="ce6" office:value-type="string">
            <text:p>焦糖舞</text:p>
          </table:table-cell>
          <table:table-cell table:style-name="ce6" office:value-type="string">
            <text:p>焦糖舞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4" office:value-type="string">
            <text:p>ウッーウッーウマウマ(ﾟ∀ﾟ)</text:p>
          </table:table-cell>
          <table:table-cell table:style-name="ce4" office:value-type="string">
            <text:p>ウッーウッーウマウマ(ﾟ∀ﾟ)</text:p>
          </table:table-cell>
          <table:table-cell table:style-name="ce4" office:value-type="string">
            <text:p>ウッーウッーウマウマ(ﾟ∀ﾟ)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s</text:p>
          </table:table-cell>
          <table:table-cell table:style-name="ce5" office:value-type="string">
            <text:p>資訊</text:p>
          </table:table-cell>
          <table:table-cell table:style-name="ce5" office:value-type="string">
            <text:p>资讯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umauma.so version</text:p>
          </table:table-cell>
          <table:table-cell office:value-type="string">
            <text:p>libumauma.so版本</text:p>
          </table:table-cell>
          <table:table-cell table:style-name="ce7" office:value-type="string">
            <text:p><text:span text:style-name="T2">libumauma.so</text:span>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url</text:p>
          </table:table-cell>
          <table:table-cell/>
          <table:table-cell table:formula="of:=&quot;http://blog.luzi82.com/&quot;" office:value-type="string" office:string-value="http://blog.luzi82.com/">
            <text:p>http://blog.luzi82.com/</text:p>
          </table:table-cell>
          <table:table-cell table:formula="of:=[.$C20]" office:value-type="string" office:string-value="http://blog.luzi82.com/">
            <text:p>http://blog.luzi82.com/</text:p>
          </table:table-cell>
          <table:table-cell table:formula="of:=[.$C20]" office:value-type="string" office:string-value="http://blog.luzi82.com/">
            <text:p>http://blog.luzi82.com/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appwebpage_url</text:p>
          </table:table-cell>
          <table:table-cell/>
          <table:table-cell table:style-name="ce5" table:formula="of:=&quot;http://wiki.github.com/luzi82/UmaUma-Live-wallpaper/&quot;" office:value-type="string" office:string-value="http://wiki.github.com/luzi82/UmaUma-Live-wallpaper/">
            <text:p>http://wiki.github.com/luzi82/UmaUma-Live-wallpaper/</text:p>
          </table:table-cell>
          <table:table-cell table:formula="of:=[.$C23]" office:value-type="string" office:string-value="http://wiki.github.com/luzi82/UmaUma-Live-wallpaper/">
            <text:p>http://wiki.github.com/luzi82/UmaUma-Live-wallpaper/</text:p>
          </table:table-cell>
          <table:table-cell table:formula="of:=[.$C23]" office:value-type="string" office:string-value="http://wiki.github.com/luzi82/UmaUma-Live-wallpaper/">
            <text:p>http://wiki.github.com/luzi82/UmaUma-Live-wallpaper/</text:p>
          </table:table-cell>
          <table:table-cell table:number-columns-repeated="1017"/>
        </table:table-row>
        <table:table-row table:style-name="ro1">
          <table:table-cell table:style-name="Default" table:number-columns-repeated="1022"/>
        </table:table-row>
        <table:table-row table:style-name="ro2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26]" office:value-type="string" office:string-value="market://search?q=pub:luzi82">
            <text:p>market://search?q=pub:luzi82</text:p>
          </table:table-cell>
          <table:table-cell table:style-name="Default" table:formula="of:=[.$C26]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30]" office:value-type="string" office:string-value="luzi82@gmail.com">
            <text:p>luzi82@gmail.com</text:p>
          </table:table-cell>
          <table:table-cell table:formula="of:=[.D30]" office:value-type="string" office:string-value="luzi82@gmail.com">
            <text:p>luzi82@gmail.com</text:p>
          </table:table-cell>
          <table:table-cell table:formula="of:=[.E3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30]" office:value-type="string" office:string-value="luzi82@gmail.com">
            <text:p>luzi82@gmail.com</text:p>
          </table:table-cell>
          <table:table-cell table:formula="of:=[.$C3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translate_url</text:p>
          </table:table-cell>
          <table:table-cell/>
          <table:table-cell table:formula="of:=&quot;http://wiki.github.com/luzi82/UmaUma-Live-wallpaper/translation&quot;" office:value-type="string" office:string-value="http://wiki.github.com/luzi82/UmaUma-Live-wallpaper/translation">
            <text:p>http://wiki.github.com/luzi82/UmaUma-Live-wallpaper/translation</text:p>
          </table:table-cell>
          <table:table-cell table:formula="of:=[.$C35]" office:value-type="string" office:string-value="http://wiki.github.com/luzi82/UmaUma-Live-wallpaper/translation">
            <text:p>http://wiki.github.com/luzi82/UmaUma-Live-wallpaper/translation</text:p>
          </table:table-cell>
          <table:table-cell table:formula="of:=[.$C35]" office:value-type="string" office:string-value="http://wiki.github.com/luzi82/UmaUma-Live-wallpaper/translation">
            <text:p>http://wiki.github.com/luzi82/UmaUma-Live-wallpaper/translation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5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39]" office:value-type="string" office:string-value="http://www.luzi82.com/~luzi82/xlsg/">
            <text:p>http://www.luzi82.com/~luzi82/xlsg/</text:p>
          </table:table-cell>
          <table:table-cell table:formula="of:=[.$C39]" office:value-type="string" office:string-value="http://www.luzi82.com/~luzi82/xlsg/">
            <text:p>http://www.luzi82.com/~luzi82/xlsg/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Caramelldansen Live Wallpaper">
            <text:p>Share Caramelldansen Live Wallpaper</text:p>
          </table:table-cell>
          <table:table-cell table:formula="of:=&quot;分享&quot;&amp;[.D$3]" office:value-type="string" office:string-value="分享焦糖舞即時桌布">
            <text:p>分享焦糖舞即時桌布</text:p>
          </table:table-cell>
          <table:table-cell table:formula="of:=&quot;分享&quot;&amp;[.E$3]" office:value-type="string" office:string-value="分享焦糖舞当前壁纸">
            <text:p>分享焦糖舞当前壁纸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preference_info_version_title</text:p>
          </table:table-cell>
          <table:table-cell/>
          <table:table-cell office:value-type="string">
            <text:p>Version</text:p>
          </table:table-cell>
          <table:table-cell table:number-columns-repeated="2" office:value-type="string">
            <text:p>版本</text:p>
          </table:table-cell>
          <table:table-cell table:number-columns-repeated="1017"/>
        </table:table-row>
        <table:table-row table:style-name="ro1">
          <table:table-cell office:value-type="string">
            <text:p>preference_info_app_title</text:p>
          </table:table-cell>
          <table:table-cell/>
          <table:table-cell office:value-type="string">
            <text:p>Application</text:p>
          </table:table-cell>
          <table:table-cell office:value-type="string">
            <text:p>應用程式</text:p>
          </table:table-cell>
          <table:table-cell office:value-type="string">
            <text:p>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2" office:value-type="string">
            <text:p>其他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preference_info_copyright_title</text:p>
          </table:table-cell>
          <table:table-cell/>
          <table:table-cell office:value-type="string">
            <text:p>Copyright of material</text:p>
          </table:table-cell>
          <table:table-cell office:value-type="string">
            <text:p>素材版權</text:p>
          </table:table-cell>
          <table:table-cell table:style-name="ce4" office:value-type="string">
            <text:p>素材版权</text:p>
          </table:table-cell>
          <table:table-cell table:number-columns-repeated="1017"/>
        </table:table-row>
        <table:table-row table:style-name="ro1" table:number-rows-repeated="6548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0">10/04/2010</text:date>, <text:time>20:36:4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4-10T20:36:44</dc:date>
    <meta:editing-duration>PT25H31M35S</meta:editing-duration>
    <meta:editing-cycles>95</meta:editing-cycles>
    <meta:generator>OpenOffice.org/3.1$Unix OpenOffice.org_project/310m19$Build-9420</meta:generator>
    <dc:creator>luzi82 </dc:creator>
    <meta:document-statistic meta:table-count="3" meta:cell-count="120" meta:object-count="0"/>
  </office:meta>
</office:document-meta>
</file>